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end"/>
      <style:text-properties style:font-name="Calibri Light" style:font-name-complex="Calibri Light" fo:font-size="14pt" style:font-size-asian="14pt" style:font-size-complex="14pt"/>
    </style:style>
    <style:style style:name="P2" style:parent-style-name="Normal" style:family="paragraph">
      <style:paragraph-properties fo:text-align="end"/>
      <style:text-properties style:font-name="Calibri Light" style:font-name-complex="Calibri Light" fo:font-size="14pt" style:font-size-asian="14pt" style:font-size-complex="14pt"/>
    </style:style>
    <style:style style:name="P3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4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5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6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7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8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9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0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1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2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3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4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5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6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7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8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19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0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1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2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3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4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5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26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T27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28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29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0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1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2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3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4" style:parent-style-name="Fuentedepárrafopredeter." style:family="text">
      <style:text-properties style:font-name="Calibri Light" style:font-name-complex="Calibri Light" fo:font-size="14pt" style:font-size-asian="14pt" style:font-size-complex="14pt"/>
    </style:style>
    <style:style style:name="T35" style:parent-style-name="Fuentedepárrafopredeter." style:family="text">
      <style:text-properties style:font-name="Calibri Light" style:font-name-complex="Calibri Light" fo:font-size="14pt" style:font-size-asian="14pt" style:font-size-complex="14pt"/>
    </style:style>
  </office:automatic-styles>
  <office:body>
    <office:text text:use-soft-page-breaks="true">
      <text:p text:style-name="P1">En Albacete a fecha:</text:p>
      <text:p text:style-name="P2">16/02/2018</text:p>
      <text:p text:style-name="P3"/>
      <text:p text:style-name="P4">Att. D. Juan Carlos Robles Magán</text:p>
      <text:p text:style-name="P5">Gerente</text:p>
      <text:p text:style-name="P6">Identidad Visual S.L.</text:p>
      <text:p text:style-name="P7">C/Baños,33, 02005, Albacete</text:p>
      <text:p text:style-name="P8"/>
      <text:p text:style-name="P9">Estimado Sr. Robles:</text:p>
      <text:p text:style-name="P10"/>
      <text:p text:style-name="P11">Mediante el presente documento, yo, D. Álvaro Borrajeros Estrada con DNI 47087313-B, trabajador de la empresa Grupo Identidad Visual, S.L. desde el día 6 de Junio de 2017 y con la categoría de Desarrollador Web, le comunico mi BAJA VOLUNTARIA, en virtud del artículo 49,1 d) del Estatuto de los Trabajadores.</text:p>
      <text:p text:style-name="P12"/>
      <text:p text:style-name="P13">De acuerdo con la normativa vigente se lo comunico con 15 días de antelación,</text:p>
      <text:p text:style-name="P14"/>
      <text:p text:style-name="P15">Ruego preparen el documento de Liquidación de Saldo y Finiquito, para que pueda disponer del mismo el último día de prestación de servicios, que será el 2 de marzo de 2018. Igualmente solicito que se envíe el certificado de empresa al Servicio Público de Empleo Estatal.</text:p>
      <text:p text:style-name="P16"/>
      <text:p text:style-name="P17">Quedo a su disposición para cualquier aclaración que necesiten.</text:p>
      <text:p text:style-name="P18"/>
      <text:p text:style-name="P19">Atentamente,</text:p>
      <text:p text:style-name="P20">Álvaro Borrajeros Estrada</text:p>
      <text:p text:style-name="P21"/>
      <text:p text:style-name="P22"/>
      <text:p text:style-name="P23"/>
      <text:p text:style-name="P24"/>
      <text:p text:style-name="P25"/>
      <text:p text:style-name="P26"/>
      <text:p text:style-name="Normal"><text:span text:style-name="T27">Firma (el trabajador)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Firma (la empres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sarrollo</dc:creator>
    <meta:creation-date>2009-04-16T11:32:00Z</meta:creation-date>
    <dc:date>2018-02-16T10:01:00Z</dc:date>
    <meta:template xlink:href="Normal.dotm" xlink:type="simple"/>
    <meta:editing-cycles>5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8" meta:character-count="964" meta:row-count="6" meta:non-whitespace-character-count="817"/>
  </office:meta>
</office:document-meta>
</file>